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git clone https://github.com/abelcabezaroman/angular-shopeame-backend.git</text:p>
      <text:p text:style-name="Preformatted_20_Text">npm i</text:p>
      <text:p text:style-name="Preformatted_20_Text">npm start</text:p>
      <text:p text:style-name="Preformatted_20_Text"/>
      <text:p text:style-name="Preformatted_20_Text">dejamos arrancado este proyecto, al que lazaremos las peticiones (fetch) desde nuestro proyecto paralelo</text:p>
      <text:p text:style-name="Preformatted_20_Text"/>
      <text:p text:style-name="Preformatted_20_Text"><text:a xlink:type="simple" xlink:href="https://www.figma.com/file/6ZheZRH5UiHMC6tw9F4kQl/Shopéame?node-id=0-1" text:style-name="Internet_20_link" text:visited-style-name="Visited_20_Internet_20_Link">https://www.figma.com/file/6ZheZRH5UiHMC6tw9F4kQl/Shop%C3%A9ame?node-id=0-1</text:a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mandamos el proyecto a squad y abel</text:p>
      <text:p text:style-name="Preformatted_20_Text">abel@bootcamp-upgrade.com</text:p>
      <text:p text:style-name="Preformatted_20_Text">squad.desarrollo@bootcamp-upgrade.com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3T17:33:19.097000000</dc:date>
    <meta:editing-duration>PT24S</meta:editing-duration>
    <meta:editing-cycles>1</meta:editing-cycles>
    <meta:document-statistic meta:table-count="0" meta:image-count="0" meta:object-count="0" meta:page-count="1" meta:paragraph-count="8" meta:word-count="31" meta:character-count="363" meta:non-whitespace-character-count="340"/>
    <meta:generator>LibreOffice/7.5.0.3$Windows_X86_64 LibreOffice_project/c21113d003cd3efa8c53188764377a8272d9d6de</meta:generator>
  </office:meta>
</office:document-meta>
</file>